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ItemSpecificationUpdate-2.1" table:style-name="ta1" table:print-ranges="A1:AF2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ItemSpecificationUpdate">
            <text:p>CatalogueItemSpecificationUpdate</text:p>
          </table:table-cell>
          <table:table-cell table:style-name="ce8" office:value-type="string" office:string-value="Catalogue Item Specification Update. Details">
            <text:p>Catalogue Item Specification Update. Details</text:p>
          </table:table-cell>
          <table:table-cell table:style-name="ce8" office:value-type="string" office:string-value=""/>
          <table:table-cell table:style-name="ce8" office:value-type="string" office:string-value="Catalogue Item Specification Update">
            <text:p>Catalogue Item Specification Upda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update information (e.g., technical descriptions and properties) about Items in an existing Catalogue.">
            <text:p>A document used to update information (e.g., technical descriptions and properties) about Items in an existing Catalog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Item Specification Update. UBL Version Identifier. Identifier">
            <text:p>Catalogue Item Specification Update. UBL Version Identifier.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Item Specification Update. Customization Identifier. Identifier">
            <text:p>Catalogue Item Specification Update. Customization Identifier.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Item Specification Update. Profile Identifier. Identifier">
            <text:p>Catalogue Item Specification Update. Profile Identifier.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subset of UBL being used.">
            <text:p>Identifies a user-defined profile of the subset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Item Specification Update. Profile Execution Identifier. Identifier">
            <text:p>Catalogue Item Specification Update. Profile Execution Identifier.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Item Specification Update. Identifier">
            <text:p>Catalogue Item Specification Update.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Item Specification Update. UUID. Identifier">
            <text:p>Catalogue Item Specification Update. UUID.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Name">
            <text:p>Name</text:p>
          </table:table-cell>
          <table:table-cell office:value-type="string" table:style-name="ce9" office:string-value="Catalogue Item Specification Update. Name">
            <text:p>Catalogue Item Specification Update. Nam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9]&lt;&gt;&quot;&quot;;CONCATENATE([.F9];&quot; &quot;;[.G9]);[.G9])"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9]&lt;&gt;&quot;&quot;;CONCATENATE([.J9];&quot;_ &quot;;[.I9];&quot;. Type&quot;);CONCATENATE([.I9];&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electrical goods - new energy ratings. ">
            <text:p><text:s/>electrical goods - new energy ratings.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Catalogue Item Specification Update. Issue Date. Date">
            <text:p>Catalogue Item Specification Update. Issue Date. Dat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Catalogue Item Specification Update. Issue Time. Time">
            <text:p>Catalogue Item Specification Update. Issue Time. Tim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RevisionDate">
            <text:p>RevisionDate</text:p>
          </table:table-cell>
          <table:table-cell office:value-type="string" table:style-name="ce9" office:string-value="Catalogue Item Specification Update. Revision Date. Date">
            <text:p>Catalogue Item Specification Update. Revision Date. Dat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Date">
            <text:p>Date</text:p>
          </table:table-cell>
          <table:table-cell office:value-type="string" table:style-name="ce11" table:formula="of:=IF([.F12]&lt;&gt;&quot;&quot;;CONCATENATE([.F12];&quot; &quot;;[.G12]);[.G12])" office:string-value="Revision Date">
            <text:p>Revision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ller, on which the Catalogue was revised.">
            <text:p>The date, assigned by the seller, on which the Catalogue was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visionTime">
            <text:p>RevisionTime</text:p>
          </table:table-cell>
          <table:table-cell office:value-type="string" table:style-name="ce9" office:string-value="Catalogue Item Specification Update. Revision Time. Time">
            <text:p>Catalogue Item Specification Update. Revision Time. Time</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Time">
            <text:p>Time</text:p>
          </table:table-cell>
          <table:table-cell office:value-type="string" table:style-name="ce11" table:formula="of:=IF([.F13]&lt;&gt;&quot;&quot;;CONCATENATE([.F13];&quot; &quot;;[.G13]);[.G13])" office:string-value="Revision Time">
            <text:p>Revision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ller, at which the Catalogue was revised.">
            <text:p>The time, assigned by the seller, at which the Catalogue was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Catalogue Item Specification Update. Note. Text">
            <text:p>Catalogue Item Specification Update. Note. Text</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Description">
            <text:p>Description</text:p>
          </table:table-cell>
          <table:table-cell office:value-type="string" table:style-name="ce9" office:string-value="Catalogue Item Specification Update. Description. Text">
            <text:p>Catalogue Item Specification Update. Description. Text</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5]&lt;&gt;&quot;&quot;;CONCATENATE([.F15];&quot; &quot;;[.G15]);[.G15])"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office:value-type="string" table:style-name="ce9" office:string-value="ratings based on new environmental standards for EU ">
            <text:p><text:s/>ratings based on new environmental standards for EU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VersionID">
            <text:p>VersionID</text:p>
          </table:table-cell>
          <table:table-cell office:value-type="string" table:style-name="ce9" office:string-value="Catalogue Item Specification Update. Version. Identifier">
            <text:p>Catalogue Item Specification Update. Version. Identifier</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6]&lt;&gt;&quot;&quot;;CONCATENATE([.F16];&quot; &quot;;[.G16]);[.G16])"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e Catalogue.">
            <text:p>Identifies the current version of the Catalogue.</text:p>
          </table:table-cell>
          <table:table-cell office:value-type="string" table:style-name="ce9" office:string-value="1.1 ">
            <text:p><text:s/>1.1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LineCountNumeric">
            <text:p>LineCountNumeric</text:p>
          </table:table-cell>
          <table:table-cell office:value-type="string" table:style-name="ce9" office:string-value="Catalogue Item Specification Update. Line Count. Numeric">
            <text:p>Catalogue Item Specification Update. Line Count. Numeric</text:p>
          </table:table-cell>
          <table:table-cell table:style-name="ce9" office:value-type="string" office:string-value=""/>
          <table:table-cell office:value-type="string" table:style-name="ce9" office:string-value="Catalogue Item Specification Update">
            <text:p>Catalogue Item Specification Updat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7]&lt;&gt;&quot;&quot;;CONCATENATE([.F17];&quot; &quot;;[.G17]);[.G17])"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7]&lt;&gt;&quot;&quot;;CONCATENATE([.J17];&quot;_ &quot;;[.I17];&quot;. Type&quot;);CONCATENATE([.I17];&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Catalogue Item Specification Update Lines in this document.">
            <text:p>The number of Catalogue Item Specification Update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ValidityPeriod">
            <text:p>ValidityPeriod</text:p>
          </table:table-cell>
          <table:table-cell table:style-name="ce10" office:value-type="string" office:string-value="Catalogue Item Specification Update. Validity_ Period. Period">
            <text:p>Catalogue Item Specification Update. Validity_ Period. Period</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8]"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assigned by the seller, during which the information in the Catalogue Revision is effective. This may be given as start and end dates or as a duration.">
            <text:p>A period, assigned by the seller, during which the information in the Catalogue Revision is effective. This may be given as start and end dates or as a dur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latedCatalogueReference">
            <text:p>RelatedCatalogueReference</text:p>
          </table:table-cell>
          <table:table-cell table:style-name="ce10" office:value-type="string" office:string-value="Catalogue Item Specification Update. Related_ Catalogue Reference. Catalogue Reference">
            <text:p>Catalogue Item Specification Update. Related_ Catalogue Reference. Catalogue Reference</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Related">
            <text:p>Related</text:p>
          </table:table-cell>
          <table:table-cell table:style-name="ce10" office:value-type="string" office:string-value=""/>
          <table:table-cell table:style-name="ce10" office:value-type="string" office:string-value=""/>
          <table:table-cell table:style-name="ce10" table:formula="of:=[.M19]"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Catalogue being updated.">
            <text:p>A reference to the Catalogue being upd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ferencedContract">
            <text:p>ReferencedContract</text:p>
          </table:table-cell>
          <table:table-cell table:style-name="ce10" office:value-type="string" office:string-value="Catalogue Item Specification Update. Referenced_ Contract. Contract">
            <text:p>Catalogue Item Specification Update. Referenced_ Contract. Contract</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0]"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e Catalogue is associated.">
            <text:p>A contract or framework agreement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10" office:value-type="string" office:string-value="Catalogue Item Specification Update. Signature">
            <text:p>Catalogue Item Specification Update. Signature</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viderParty">
            <text:p>ProviderParty</text:p>
          </table:table-cell>
          <table:table-cell table:style-name="ce10" office:value-type="string" office:string-value="Catalogue Item Specification Update. Provider_ Party. Party">
            <text:p>Catalogue Item Specification Update. Provider_ Party. Party</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e Catalogue Item Specification Update.">
            <text:p>The party sending the Catalogue Item Specification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ceiverParty">
            <text:p>ReceiverParty</text:p>
          </table:table-cell>
          <table:table-cell table:style-name="ce10" office:value-type="string" office:string-value="Catalogue Item Specification Update. Receiver_ Party. Party">
            <text:p>Catalogue Item Specification Update. Receiver_ Party. Party</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Item Specification Update.">
            <text:p>The party receiving the Catalogue Item Specification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10" office:value-type="string" office:string-value="Catalogue Item Specification Update. Seller_ Supplier Party. Supplier Party">
            <text:p>Catalogue Item Specification Update. Seller_ Supplier Party. Supplier Party</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4]"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ContractorCustomerParty">
            <text:p>ContractorCustomerParty</text:p>
          </table:table-cell>
          <table:table-cell table:style-name="ce10" office:value-type="string" office:string-value="Catalogue Item Specification Update. Contractor_ Customer Party. Customer Party">
            <text:p>Catalogue Item Specification Update. Contractor_ Customer Party. Customer Party</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5]"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is associated.">
            <text:p>The customer party responsible for the contracts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radingTerms">
            <text:p>TradingTerms</text:p>
          </table:table-cell>
          <table:table-cell table:style-name="ce10" office:value-type="string" office:string-value="Catalogue Item Specification Update. Trading Terms">
            <text:p>Catalogue Item Specification Update. Trading Terms</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Trading Terms">
            <text:p>Trading Terms</text:p>
          </table:table-cell>
          <table:table-cell table:style-name="ce10" office:value-type="string" office:string-value="Trading Terms">
            <text:p>Trad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ding Terms">
            <text:p>Trad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ding terms associated with the Catalogue.">
            <text:p>The trading terms associated with the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DefaultLanguage">
            <text:p>DefaultLanguage</text:p>
          </table:table-cell>
          <table:table-cell table:style-name="ce10" office:value-type="string" office:string-value="Catalogue Item Specification Update. Default_ Language. Language">
            <text:p>Catalogue Item Specification Update. Default_ Language. Language</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Default">
            <text:p>Default</text:p>
          </table:table-cell>
          <table:table-cell table:style-name="ce10" office:value-type="string" office:string-value=""/>
          <table:table-cell table:style-name="ce10" office:value-type="string" office:string-value=""/>
          <table:table-cell table:style-name="ce10" table:formula="of:=[.M27]" office:value-type="string" office:string-value="Language">
            <text:p>Language</text:p>
          </table:table-cell>
          <table:table-cell table:style-name="ce10" office:value-type="string" office:string-value="Language">
            <text:p>Langua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anguage">
            <text:p>Languag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fault language for the item specifications.">
            <text:p>The default language for the item specification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CatalogueItemSpecificationUpdateLine">
            <text:p>CatalogueItemSpecificationUpdateLine</text:p>
          </table:table-cell>
          <table:table-cell table:style-name="ce10" office:value-type="string" office:string-value="Catalogue Item Specification Update. Catalogue Item Specification Update Line">
            <text:p>Catalogue Item Specification Update. Catalogue Item Specification Update Line</text:p>
          </table:table-cell>
          <table:table-cell table:style-name="ce10" office:value-type="string" office:string-value=""/>
          <table:table-cell table:style-name="ce10" office:value-type="string" office:string-value="Catalogue Item Specification Update">
            <text:p>Catalogue Item Specification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Catalogue Item Specification Update Line">
            <text:p>Catalogue Item Specification Update Line</text:p>
          </table:table-cell>
          <table:table-cell table:style-name="ce10" office:value-type="string" office:string-value="Catalogue Item Specification Update Line">
            <text:p>Catalogue Item Specification Update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Item Specification Update Line">
            <text:p>Catalogue Item Specification Update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One or more lines in the Catalogue Item Specification Update, each line updating a specific catalogue item.">
            <text:p>One or more lines in the Catalogue Item Specification Update, each line updating a specific catalogue item.</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